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keep-with-next="always" fo:keep-together="always" fo:break-before="page" fo:margin-top="0.3333in" fo:margin-bottom="0in"/>
      <style:text-properties style:font-name="Calibri" style:font-name-asian="MS Gothic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T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" style:parent-style-name="Fuentedepárrafopredeter." style:family="text">
      <style:text-properties style:font-name="Calibri" style:font-name-complex="Calibri"/>
    </style:style>
    <style:style style:name="T4" style:parent-style-name="Fuentedepárrafopredeter." style:family="text">
      <style:text-properties style:font-name="Calibri" style:font-name-complex="Calibri"/>
    </style:style>
    <style:style style:name="T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6" style:parent-style-name="Fuentedepárrafopredeter." style:family="text">
      <style:text-properties style:font-name="Calibri" style:font-name-complex="Calibri"/>
    </style:style>
    <style:style style:name="P7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8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9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0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1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2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3" style:parent-style-name="Normal" style:list-style-name="LFO1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4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15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6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7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8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19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0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1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2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3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4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5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6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7" style:parent-style-name="Normal" style:list-style-name="LFO2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28" style:parent-style-name="Normal" style:family="paragraph">
      <style:paragraph-properties fo:break-before="page"/>
      <style:text-properties style:font-name="Calibri" style:font-name-asian="MS Gothic" style:letter-kerning="false" fo:hyphenate="true"/>
    </style:style>
    <style:style style:name="P29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30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1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2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3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4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5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6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7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8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39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0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1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2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3" style:parent-style-name="Normal" style:list-style-name="LFO3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4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45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6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7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8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49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50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51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52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53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54" style:parent-style-name="Normal" style:list-style-name="LFO4" style:family="paragraph">
      <style:paragraph-properties fo:keep-with-next="always" fo:keep-together="always" fo:margin-top="0.1388in" fo:margin-bottom="0in"/>
      <style:text-properties style:font-name="Calibri" style:font-name-asian="MS Gothic" style:letter-kerning="false" fo:hyphenate="true"/>
    </style:style>
    <style:style style:name="P55" style:parent-style-name="Normal" style:family="paragraph">
      <style:paragraph-properties fo:keep-with-next="always" fo:keep-together="always" fo:margin-top="0.1388in" fo:margin-bottom="0in"/>
      <style:text-properties style:font-name="Calibri" style:font-name-asian="MS Gothic" fo:font-weight="bold" style:font-weight-asian="bold" style:font-weight-complex="bold" fo:color="#4F81BD" style:letter-kerning="false" fo:font-size="13pt" style:font-size-asian="13pt" style:font-size-complex="13pt" fo:hyphenate="true"/>
    </style:style>
    <style:style style:name="P56" style:parent-style-name="Normal" style:list-style-name="LFO5" style:family="paragraph"/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Normal" style:list-style-name="LFO5" style:family="paragraph"/>
    <style:style style:name="P59" style:parent-style-name="Normal" style:list-style-name="LFO5" style:family="paragraph"/>
    <style:style style:name="P60" style:parent-style-name="Normal" style:list-style-name="LFO5" style:family="paragraph"/>
    <style:style style:name="P61" style:parent-style-name="Normal" style:list-style-name="LFO5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Normal" style:list-style-name="LFO5" style:family="paragraph"/>
    <style:style style:name="P64" style:parent-style-name="Normal" style:list-style-name="LFO5" style:family="paragraph"/>
    <style:style style:name="P65" style:parent-style-name="Normal" style:list-style-name="LFO5" style:family="paragraph"/>
  </office:automatic-styles>
  <office:body>
    <office:text text:use-soft-page-breaks="true">
      <text:h text:style-name="P1" text:outline-level="1">Plan de Entrega a Operación (Handover)<text:s/></text:h>
      <text:p text:style-name="Normal"><text:span text:style-name="T2">Proyecto:</text:span><text:span text:style-name="T3"> SensorControl App</text:span><text:span text:style-name="T4"><text:line-break/></text:span><text:span text:style-name="T5">Fecha:</text:span><text:span text:style-name="T6"> 10/12/2025</text:span></text:p>
      <text:h text:style-name="P7" text:outline-level="2">1. Personas de contacto</text:h>
      <text:list text:style-name="LFO1" text:continue-numbering="true">
        <text:list-item>
          <text:p text:style-name="P8">Soporte técnico: SmartTech Innovators S.L. – Equipo de Sistemas</text:p>
        </text:list-item>
        <text:list-item>
          <text:p text:style-name="P9">Desarrollador Backend / DevOps: Nasratullah Jabarkhil</text:p>
        </text:list-item>
        <text:list-item>
          <text:p text:style-name="P10">Desarrollador Frontend: Diego Santos</text:p>
        </text:list-item>
        <text:list-item>
          <text:p text:style-name="P11">Diseñador UX/UI y soporte de interfaz: Anderson</text:p>
        </text:list-item>
        <text:list-item>
          <text:p text:style-name="P12">Responsable de seguridad IoT: Especialistas<text:s/>en seguridad: Anderson y Diego Santos</text:p>
        </text:list-item>
        <text:list-item>
          <text:p text:style-name="P13">Patrocinadora / Contacto cliente: María López – Directora de Innovación</text:p>
        </text:list-item>
      </text:list>
      <text:h text:style-name="P14" text:outline-level="2">2. Qué se entrega</text:h>
      <text:list text:style-name="LFO2" text:continue-numbering="true">
        <text:list-item>
          <text:p text:style-name="P15">Repositorios de código:</text:p>
          <text:list text:continue-numbering="true">
            <text:list-item>
              <text:p text:style-name="P16">Frontend (React/JS</text:p>
            </text:list-item>
            <text:list-item>
              <text:p text:style-name="P17">Backend (Node.js/Python)</text:p>
            </text:list-item>
            <text:list-item>
              <text:p text:style-name="P18">App móvil (React Native/Flutter)<text:s/></text:p>
            </text:list-item>
          </text:list>
        </text:list-item>
        <text:list-item>
          <text:p text:style-name="P19">Documentación:</text:p>
          <text:list text:continue-numbering="true">
            <text:list-item>
              <text:p text:style-name="P20">Manual de instalación y despliegue</text:p>
            </text:list-item>
            <text:list-item>
              <text:p text:style-name="P21">Guía de configuración de sensores</text:p>
            </text:list-item>
            <text:list-item>
              <text:p text:style-name="P22">Guia<text:s/>para problemas comunes<text:s/></text:p>
            </text:list-item>
            <text:list-item>
              <text:p text:style-name="P23">Política de seguridad y privacidad</text:p>
            </text:list-item>
          </text:list>
        </text:list-item>
        <text:list-item>
          <text:p text:style-name="P24">Accesos:</text:p>
          <text:list text:continue-numbering="true">
            <text:list-item>
              <text:p text:style-name="P25">Credenciales de servidores (almacenadas en gestor seguro)</text:p>
            </text:list-item>
            <text:list-item>
              <text:p text:style-name="P26">Claves de API y tokens de sensores (encriptados)</text:p>
            </text:list-item>
            <text:list-item>
              <text:p text:style-name="P27">Acceso a paneles de monitorización</text:p>
            </text:list-item>
          </text:list>
        </text:list-item>
      </text:list>
      <text:p text:style-name="P28"/>
      <text:soft-page-break/>
      <text:h text:style-name="P29" text:outline-level="2">3. Cómo se vigila el sistema</text:h>
      <text:list text:style-name="LFO3" text:continue-numbering="true">
        <text:list-item>
          <text:p text:style-name="P30">Dashboards:</text:p>
          <text:list text:continue-numbering="true">
            <text:list-item>
              <text:p text:style-name="P31">Monitorización de sincronización de sensores</text:p>
            </text:list-item>
            <text:list-item>
              <text:p text:style-name="P32">Tiempo de respuesta de APIs</text:p>
            </text:list-item>
            <text:list-item>
              <text:p text:style-name="P33">Estado de conexión IoT</text:p>
            </text:list-item>
            <text:list-item>
              <text:p text:style-name="P34">Uso de almacenamiento en la nube</text:p>
            </text:list-item>
          </text:list>
        </text:list-item>
        <text:list-item>
          <text:p text:style-name="P35">Alertas configuradas:</text:p>
          <text:list text:continue-numbering="true">
            <text:list-item>
              <text:p text:style-name="P36">Caída de comunicación con sensores (&gt; 5 min)</text:p>
            </text:list-item>
            <text:list-item>
              <text:p text:style-name="P37">Tiempo de respuesta API &gt; 500 ms</text:p>
            </text:list-item>
            <text:list-item>
              <text:p text:style-name="P38">Intento de acceso no autorizado</text:p>
            </text:list-item>
            <text:list-item>
              <text:p text:style-name="P39">Caída de servicios backend</text:p>
            </text:list-item>
          </text:list>
        </text:list-item>
        <text:list-item>
          <text:p text:style-name="P40">Nivel de<text:s/>servicio acordado:</text:p>
          <text:list text:continue-numbering="true">
            <text:list-item>
              <text:p text:style-name="P41">Disponibilidad del sistema: 99%</text:p>
            </text:list-item>
            <text:list-item>
              <text:p text:style-name="P42">Tiempo de respuesta p95 &lt; 400 ms</text:p>
            </text:list-item>
            <text:list-item>
              <text:p text:style-name="P43">Resolución de incidentes críticos en &lt; 2 horas</text:p>
            </text:list-item>
          </text:list>
        </text:list-item>
      </text:list>
      <text:h text:style-name="P44" text:outline-level="2">4. Seguridad y datos</text:h>
      <text:list text:style-name="LFO4" text:continue-numbering="true">
        <text:list-item>
          <text:p text:style-name="P45">Cumplimiento normativo:</text:p>
          <text:list text:continue-numbering="true">
            <text:list-item>
              <text:p text:style-name="P46">Política de privacidad</text:p>
            </text:list-item>
            <text:list-item>
              <text:p text:style-name="P47">Cifrado de extremo a extremo</text:p>
            </text:list-item>
            <text:list-item>
              <text:p text:style-name="P48">Autenticación multifactor</text:p>
            </text:list-item>
          </text:list>
        </text:list-item>
        <text:list-item>
          <text:p text:style-name="P49">Auditoría de seguridad:</text:p>
          <text:list text:continue-numbering="true">
            <text:list-item>
              <text:p text:style-name="P50">Informe de vulnerabilidades cerradas</text:p>
            </text:list-item>
            <text:list-item>
              <text:p text:style-name="P51">Revisión trimestral</text:p>
            </text:list-item>
          </text:list>
        </text:list-item>
        <text:list-item>
          <text:p text:style-name="P52">Backup y recuperación:</text:p>
          <text:list text:continue-numbering="true">
            <text:list-item>
              <text:p text:style-name="P53">Backup diario de datos de sensores</text:p>
            </text:list-item>
            <text:list-item>
              <text:p text:style-name="P54">Procedimiento de restauración documentado</text:p>
            </text:list-item>
          </text:list>
        </text:list-item>
      </text:list>
      <text:soft-page-break/>
      <text:h text:style-name="P55" text:outline-level="2">5. Soporte tras la entrega</text:h>
      <text:list text:style-name="LFO5" text:continue-numbering="true">
        <text:list-item>
          <text:p text:style-name="P56"><text:span text:style-name="T57">Fase de estabilización (2 semanas)</text:span>:</text:p>
          <text:list text:continue-numbering="true">
            <text:list-item>
              <text:p text:style-name="P58">Soporte prioritario del equipo de desarrollo</text:p>
            </text:list-item>
            <text:list-item>
              <text:p text:style-name="P59">Revisión diaria de métricas y alertas</text:p>
            </text:list-item>
            <text:list-item>
              <text:p text:style-name="P60">Reuniones de seguimiento: lunes y jueves</text:p>
            </text:list-item>
          </text:list>
        </text:list-item>
        <text:list-item>
          <text:p text:style-name="P61"><text:span text:style-name="T62">Canales de soporte</text:span>:</text:p>
          <text:list text:continue-numbering="true">
            <text:list-item>
              <text:p text:style-name="P63">Canal de Teams: “Soporte SensorControl”</text:p>
            </text:list-item>
            <text:list-item>
              <text:p text:style-name="P64">Email: soporte-sensorcontrol@gmail.com</text:p>
            </text:list-item>
            <text:list-item>
              <text:p text:style-name="P65">Teléfono de emergencia técnica: 123456789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go Santos Muñoz</meta:initial-creator>
    <dc:creator>Diego Santos Muñoz</dc:creator>
    <meta:creation-date>2025-12-04T18:15:00Z</meta:creation-date>
    <dc:date>2025-12-10T10:29:00Z</dc:date>
    <meta:template xlink:href="Normal.dotm" xlink:type="simple"/>
    <meta:editing-cycles>2</meta:editing-cycles>
    <meta:editing-duration>PT0S</meta:editing-duration>
    <meta:document-statistic meta:page-count="3" meta:paragraph-count="3" meta:word-count="306" meta:character-count="1986" meta:row-count="14" meta:non-whitespace-character-count="1683"/>
  </office:meta>
</office:document-meta>
</file>